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text:tab/><text:tab/><text:tab/><text:tab/><text:tab/><text:tab/>Robert Alm</text:p>
      <text:p text:style-name="P1"><text:tab/><text:tab/><text:tab/><text:tab/><text:tab/><text:tab/><text:tab/><text:tab/><text:tab/><text:tab/>Movant 2017</text:p>
      <text:p text:style-name="P1"/>
      <text:p text:style-name="P1">My participation on Google HashCode 2017</text:p>
      <text:p text:style-name="P1"/>
      <text:p text:style-name="P1">Resume:This documentation is about my participation on the competition Google Hashcode 2017, my preparation for the Google HashCode 2017 and Google CodeJam 2017, and my efforts to create prefabricated code for the two contests and the programming contest of Chef Code. </text:p>
      <text:p text:style-name="P1">This documentation is a project in order to complete my education as Network Technician on Movant private technical school. I will try to describe the contests, the issues with the competitional pograming and the programming contests and the preparation and actual participation on Google Hashcode 2017</text:p>
      <text:p text:style-name="P1"/>
      <text:p text:style-name="P1">I had the honor to take part in two teams. The team ”Evil Chickens of Doom” which had to cancel its participation for technical reasons and after that to the team ”Team FF” that unfortunatelly failed on the online qualification round, but delivered results on the online extended round.</text:p>
      <text:p text:style-name="P1"/>
      <text:p text:style-name="P1">THE COMPETITIONS</text:p>
      <text:p text:style-name="P1"/>
      <text:p text:style-name="P1">Google Hash Code</text:p>
      <text:p text:style-name="P1"/>
      <text:p text:style-name="P1">Google Hash Code is a developing competition that takes part in Europe and invites participants only from Europe, Middle Asia, and Africa. In every team is madantory to be 2 to 4 participants and the important aspect of the competition is that the participants have to solve real problems world problems, more specific problems that software engineers are facing in big companies like Google.</text:p>
      <text:p text:style-name="P1"/>
      <text:p text:style-name="P1"/>
      <text:p text:style-name="P1">Google Cope Jam</text:p>
      <text:p text:style-name="P1"/>
      <text:p text:style-name="P1">Google CodeJam is probably the most known programming contest of google and maybe the most known programing contest in general. Google CodeJam acceptes contesters from any background and it is famous for the relatively easy qualification rounds. Thousands of participants are taking place every year, and it remains an active subject for discussions for the whole year.</text:p>
      <text:p text:style-name="P1"/>
      <text:p text:style-name="P1">Code Chef</text:p>
      <text:p text:style-name="P1"/>
      <text:p text:style-name="P1">Code Chef is an initiative that promotes the idea of learning porgramming on india and it is turned to be one of the most active programing competitions globaly. It has an complete system for programing training, a very active programming forum, that can compare sometimes to Stack Overflow, (Stack Overflow if the most active programming forum globaly), with a community that no other programming competition was able to achieve. It organizes monthly competitions, sometimes few annual competitions as well, and allows smaller pioners to promote their competitions through Code Chef.</text:p>
      <text:p text:style-name="P1"/>
      <text:p text:style-name="P1"/>
      <text:p text:style-name="P1">THE PREPARATION FOR GOOGLE HASH CODE</text:p>
      <text:p text:style-name="P1"/>
      <text:p text:style-name="P1">My participation to the Development Competition Google HashCode was in my resolution list <text:s/>for 2017 and I was determined to go as well as possible. So it was clear that I had to be prepared as much as possible in order to achieve the desired results. Actually a programing competition and even worse a development competition, depends from the preparation of every contester. </text:p>
      <text:p text:style-name="P1"><text:soft-page-break/>My preparation was about choosing a language and IDE, forming a team, and train alone and with the team.</text:p>
      <text:p text:style-name="P1"/>
      <text:p text:style-name="P1">The language and the IDE</text:p>
      <text:p text:style-name="P1"/>
      <text:p text:style-name="P1">The first big issue of my preparation was to choose a language and to find an suitable IDE, and to learn language and the envirovment as much as possible. My chooice for a language was Python. Python is useful as an language because of its dynamic character. To be honest Python and R was my two choices, Python for a more programing oriented aproach or R for a more Query oriented aproach. I was more fun of the programing approach, (I am not big fun of query langueges), so I choose Python. I chose Python 3.5 because it was the newest stabil version of Python, despite the fact that I was feeling more comfortable with python 2.6</text:p>
      <text:p text:style-name="P1"/>
      <text:p text:style-name="P1">For IDE I did the mistake to choose Aptana studio 3.0. I choose Aptana because it is based on Eclipse, an IDE that I respect, because I heard good things about it, because it was open source and because I had access to well made tutorials on Aptana 3.0 by Lynda.com. My choice was wrong and it took me a fair amount of time to admit it. The people that were responsible for the administration of Aptana repository on Github were unresponsive and the community of Aptana were not able to add patches and fixes/ The result of the absence of the administrators was an Aptana that was outdated broken,a and disconnected from its modules. Still a bad ass IDE, but unfortunatelly broken.</text:p>
      <text:p text:style-name="P1"/>
      <text:p text:style-name="P1">My preparation on the matter of the language was to refresh my knowledge on Python by using tutorials from Lynda.com, (through Linkedin) and by making practice on Code Chef.<text:line-break/>The tutorials that I used to get in touch with Python were:</text:p>
      <text:p text:style-name="P1">1)</text:p>
      <text:p text:style-name="P1">2)</text:p>
      <text:p text:style-name="P1">3)</text:p>
      <text:p text:style-name="P1"/>
      <text:p text:style-name="P1">Eventually, at the last moment, I changed my IDE to JetBrains' PyCharm, a very effective and functional IDE that unfortunately I was not educated enough to use efficiently. (but I will return to that later).</text:p>
      <text:p text:style-name="P1"/>
      <text:p text:style-name="P1"/>
      <text:p text:style-name="P1">Forming a team</text:p>
      <text:p text:style-name="P1"/>
      <text:p text:style-name="P1">The truth is that I started with another team and I ended up with one other team. I believe it is worth it to share the details of how this is happened. The process of searching for other </text:p>
      <text:p text:style-name="P1"/>
      <text:p text:style-name="P1"/>
      <text:p text:style-name="P1">Practicing coding</text:p>
      <text:p text:style-name="P1"/>
      <text:p text:style-name="P1">The online qualification round for Google HashCode 2017 was planned for the 23<text:span text:style-name="T1">rd</text:span> of February while the whole preparation progress started, (for me at least), on the 1<text:span text:style-name="T1">st</text:span> of January. While I was determined to study the language, (Python 3,5), it was seemingly the best solution for everyone to prepare alone until the 1 of February. In that way every participant had a fair chance to refresh his knowledge on Python and to prepare himself as he saw fit.</text:p>
      <text:p text:style-name="P1"/>
      <text:p text:style-name="P1">The plan was for everyone to practice competitive programming by himself until the first of February and after that we would be more able to do some training together, (team training between individuals that don't know each other could be difficult in some cases so it had to be only in our last phase). Unfortunately we didn't had the chance to to do team practice.</text:p>
      <text:p text:style-name="P1"><text:soft-page-break/></text:p>
      <text:p text:style-name="P1">My practice in coding for both of the two months was solo and I took the decision to train in <text:s/>Code Chef instead of trying to solve last problems on Google HashCode or Google CodeJam pages. The reasons was that problems in Code Chef where better organized, in a better platform, and of course behind Code Chef is an extremely active community that analyzes every aspect of <text:s/>competitive programming. Also the available last problems from Google HashCode were just six and they meant to be for teams of 2-4 persons. If I tried to solve any of those problems alone, that could take me lot of time and energy, that I was planning to use more effectively, and I was waiting that we will practicing those problems together as a team after the 1<text:span text:style-name="T1">st</text:span> of February, something that unfortunately it wasn't the case.</text:p>
      <text:p text:style-name="P1"/>
      <text:p text:style-name="P1">The main difference between <text:s/>the google competition platform and Code Chef's platform is that Google uses a simpler, (and somehow more effective), submission system in which the participant requests for the input values in a text form, (usually an input.in file), and he has to upload the text file with the output values in a certain amount of time.</text:p>
      <text:p text:style-name="P1"/>
      <text:p text:style-name="P1">The submission system on Code Chef is fancy and complicated, (and bit buggy sometimes, unfortunately), in which the participant uploads the code instead of the solution and the platforms runs the code. As I said sometimes it gets bit buggy, but I can imagine the reason why the choose to use that kind of submission system. The wanted to offer to their users an easy programming environment away from unnecessary compilers.</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Kristian Alm</meta:initial-creator>
    <meta:creation-date>2017-07-01T01:22:42.05</meta:creation-date>
    <meta:generator>OpenOffice/4.1.2$Win32 OpenOffice.org_project/412m3$Build-9782</meta:generator>
    <dc:date>2017-07-21T01:26:26.14</dc:date>
    <dc:creator>Robert Kristian Alm</dc:creator>
    <meta:editing-duration>PT4H13M20S</meta:editing-duration>
    <meta:editing-cycles>5</meta:editing-cycles>
    <meta:document-statistic meta:table-count="0" meta:image-count="0" meta:object-count="0" meta:page-count="3" meta:paragraph-count="32" meta:word-count="1239" meta:character-count="7249"/>
  </office:meta>
</office:document-meta>
</file>